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Base06GreyBackground">
      <style:table-cell-properties fo:border-bottom="none" fo:border-left="2.24pt solid #757575" fo:border-right="none" fo:border-top="none"/>
    </style:style>
    <style:style style:name="ce4" style:family="table-cell" style:parent-style-name="Base06">
      <style:table-cell-properties fo:border-bottom="none" fo:border-left="2.24pt solid #757575" fo:border-right="none" fo:border-top="none"/>
    </style:style>
    <style:style style:name="ce7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Base06GreyBackground">
      <style:table-cell-properties fo:border-bottom="none" fo:border-left="2.24pt solid #757575" fo:border-right="none" fo:border-top="none"/>
    </style:style>
    <style:style style:name="ce9" style:family="table-cell" style:parent-style-name="Base06">
      <style:table-cell-properties fo:border-bottom="none" fo:border-left="2.24pt solid #757575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ubtraction" table:style-name="ta1">
        <table:table-column table:style-name="co1" table:number-columns-repeated="16335" table:default-cell-style-name="Default"/>
        <table:table-row table:style-name="ro1">
          <table:table-cell table:style-name="ce7" office:value-type="string" calcext:value-type="string" table:number-columns-spanned="37" table:number-rows-spanned="1">
            <text:p>SUBTRACTION</text:p>
          </table:table-cell>
          <table:covered-table-cell table:number-columns-repeated="36"/>
          <table:table-cell table:number-columns-repeated="16298"/>
        </table:table-row>
        <table:table-row table:style-name="ro2">
          <table:table-cell table:style-name="Heading_20_2" office:value-type="string" calcext:value-type="string" table:number-columns-spanned="37" table:number-rows-spanned="1">
            <text:p>LINE − COLUMN</text:p>
          </table:table-cell>
          <table:covered-table-cell table:number-columns-repeated="18" table:style-name="Heading_20_2"/>
          <table:covered-table-cell table:number-columns-repeated="18"/>
          <table:table-cell table:number-columns-repeated="16298"/>
        </table:table-row>
        <table:table-row table:style-name="ro2" table:number-rows-repeated="3">
          <table:table-cell table:number-columns-repeated="16335"/>
        </table:table-row>
        <table:table-row table:style-name="ro2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 ₆</text:p>
          </table:table-cell>
          <table:table-cell table:style-name="ce8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06" office:value-type="string" calcext:value-type="string">
            <text:p>−53 ₆</text:p>
          </table:table-cell>
          <table:table-cell table:style-name="Base06GreyBackground" office:value-type="string" calcext:value-type="string">
            <text:p>−54 ₆</text:p>
          </table:table-cell>
          <table:table-cell table:style-name="Base06" office:value-type="string" calcext:value-type="string">
            <text:p>−5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 ₆</text:p>
          </table:table-cell>
          <table:table-cell table:style-name="ce9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06" office:value-type="string" calcext:value-type="string">
            <text:p>−53 ₆</text:p>
          </table:table-cell>
          <table:table-cell table:style-name="Base06GreyBackground" office:value-type="string" calcext:value-type="string">
            <text:p>−5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 ₆</text:p>
          </table:table-cell>
          <table:table-cell table:style-name="ce8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06" office:value-type="string" calcext:value-type="string">
            <text:p>−5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 ₆</text:p>
          </table:table-cell>
          <table:table-cell table:style-name="ce9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style-name="Base06GreyBackground" office:value-type="string" calcext:value-type="string">
            <text:p>−5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 ₆</text:p>
          </table:table-cell>
          <table:table-cell table:style-name="ce8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06" office:value-type="string" calcext:value-type="string">
            <text:p>−5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 ₆</text:p>
          </table:table-cell>
          <table:table-cell table:style-name="ce9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style-name="Base06GreyBackground" office:value-type="string" calcext:value-type="string">
            <text:p>−5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1 ₆</text:p>
          </table:table-cell>
          <table:table-cell table:style-name="ce8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06" office:value-type="string" calcext:value-type="string">
            <text:p>−4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2 ₆</text:p>
          </table:table-cell>
          <table:table-cell table:style-name="ce9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style-name="Base06GreyBackground" office:value-type="string" calcext:value-type="string">
            <text:p>−4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3 ₆</text:p>
          </table:table-cell>
          <table:table-cell table:style-name="ce8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06" office:value-type="string" calcext:value-type="string">
            <text:p>−4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4 ₆</text:p>
          </table:table-cell>
          <table:table-cell table:style-name="ce9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style-name="Base06GreyBackground" office:value-type="string" calcext:value-type="string">
            <text:p>−4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5 ₆</text:p>
          </table:table-cell>
          <table:table-cell table:style-name="ce8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06" office:value-type="string" calcext:value-type="string">
            <text:p>−4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0 ₆</text:p>
          </table:table-cell>
          <table:table-cell table:style-name="ce9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style-name="Base06GreyBackground" office:value-type="string" calcext:value-type="string">
            <text:p>−4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1 ₆</text:p>
          </table:table-cell>
          <table:table-cell table:style-name="ce8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06" office:value-type="string" calcext:value-type="string">
            <text:p>−3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2 ₆</text:p>
          </table:table-cell>
          <table:table-cell table:style-name="ce9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style-name="Base06GreyBackground" office:value-type="string" calcext:value-type="string">
            <text:p>−3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3 ₆</text:p>
          </table:table-cell>
          <table:table-cell table:style-name="ce8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06" office:value-type="string" calcext:value-type="string">
            <text:p>−3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4 ₆</text:p>
          </table:table-cell>
          <table:table-cell table:style-name="ce9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style-name="Base06GreyBackground" office:value-type="string" calcext:value-type="string">
            <text:p>−3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5 ₆</text:p>
          </table:table-cell>
          <table:table-cell table:style-name="ce8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06" office:value-type="string" calcext:value-type="string">
            <text:p>−3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0 ₆</text:p>
          </table:table-cell>
          <table:table-cell table:style-name="ce9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style-name="Base06GreyBackground" office:value-type="string" calcext:value-type="string">
            <text:p>−3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1 ₆</text:p>
          </table:table-cell>
          <table:table-cell table:style-name="ce8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06" office:value-type="string" calcext:value-type="string">
            <text:p>−2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2 ₆</text:p>
          </table:table-cell>
          <table:table-cell table:style-name="ce9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style-name="Base06GreyBackground" office:value-type="string" calcext:value-type="string">
            <text:p>−2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3 ₆</text:p>
          </table:table-cell>
          <table:table-cell table:style-name="ce8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06" office:value-type="string" calcext:value-type="string">
            <text:p>−2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4 ₆</text:p>
          </table:table-cell>
          <table:table-cell table:style-name="ce9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style-name="Base06GreyBackground" office:value-type="string" calcext:value-type="string">
            <text:p>−2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5 ₆</text:p>
          </table:table-cell>
          <table:table-cell table:style-name="ce8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06" office:value-type="string" calcext:value-type="string">
            <text:p>−2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0 ₆</text:p>
          </table:table-cell>
          <table:table-cell table:style-name="ce9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style-name="Base06GreyBackground" office:value-type="string" calcext:value-type="string">
            <text:p>−2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1 ₆</text:p>
          </table:table-cell>
          <table:table-cell table:style-name="ce8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06" office:value-type="string" calcext:value-type="string">
            <text:p>−1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2 ₆</text:p>
          </table:table-cell>
          <table:table-cell table:style-name="ce9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style-name="Base06GreyBackground" office:value-type="string" calcext:value-type="string">
            <text:p>−1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3 ₆</text:p>
          </table:table-cell>
          <table:table-cell table:style-name="ce8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06" office:value-type="string" calcext:value-type="string">
            <text:p>−1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4 ₆</text:p>
          </table:table-cell>
          <table:table-cell table:style-name="ce9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style-name="Base06GreyBackground" office:value-type="string" calcext:value-type="string">
            <text:p>−1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5 ₆</text:p>
          </table:table-cell>
          <table:table-cell table:style-name="ce8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06" office:value-type="string" calcext:value-type="string">
            <text:p>−1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0 ₆</text:p>
          </table:table-cell>
          <table:table-cell table:style-name="ce9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style-name="Base06GreyBackground" office:value-type="string" calcext:value-type="string">
            <text:p>−1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1 ₆</text:p>
          </table:table-cell>
          <table:table-cell table:style-name="ce8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06" office:value-type="string" calcext:value-type="string">
            <text:p>−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2 ₆</text:p>
          </table:table-cell>
          <table:table-cell table:style-name="ce9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style-name="Base06GreyBackground" office:value-type="string" calcext:value-type="string">
            <text:p>−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3 ₆</text:p>
          </table:table-cell>
          <table:table-cell table:style-name="ce8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06" office:value-type="string" calcext:value-type="string">
            <text:p>−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4 ₆</text:p>
          </table:table-cell>
          <table:table-cell table:style-name="ce9" office:value-type="string" calcext:value-type="string">
            <text:p>53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style-name="Base06GreyBackground" office:value-type="string" calcext:value-type="string">
            <text:p>−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5 ₆</text:p>
          </table:table-cell>
          <table:table-cell table:style-name="ce8" office:value-type="string" calcext:value-type="string">
            <text:p>54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06" office:value-type="string" calcext:value-type="string">
            <text:p>−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0 ₆</text:p>
          </table:table-cell>
          <table:table-cell table:style-name="ce9" office:value-type="string" calcext:value-type="string">
            <text:p>55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 ₆</text:p>
          </table:table-cell>
          <table:table-cell table:style-name="Base06GreyBackground" office:value-type="string" calcext:value-type="string">
            <text:p>0 ₆</text:p>
          </table:table-cell>
          <table:table-cell table:number-columns-repeated="16298"/>
        </table:table-row>
        <table:table-row table:style-name="ro2" table:number-rows-repeated="1048370">
          <table:table-cell table:number-columns-repeated="16335"/>
        </table:table-row>
        <table:table-row table:style-name="ro3" table:number-rows-repeated="163">
          <table:table-cell table:number-columns-repeated="16335"/>
        </table:table-row>
        <table:table-row table:style-name="ro3">
          <table:table-cell table:number-columns-repeated="16335"/>
        </table:table-row>
      </table:table>
      <table:table table:name="Subtraction (with decimal)" table:style-name="ta1">
        <table:table-column table:style-name="co1" table:number-columns-repeated="16354" table:default-cell-style-name="Default"/>
        <table:table-row table:style-name="ro1">
          <table:table-cell table:style-name="ce7" office:value-type="string" calcext:value-type="string" table:number-columns-spanned="38" table:number-rows-spanned="1">
            <text:p>SUBTRACTION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Heading_20_2" office:value-type="string" calcext:value-type="string" table:number-columns-spanned="38" table:number-rows-spanned="1">
            <text:p>LINE − COLUMN</text:p>
          </table:table-cell>
          <table:covered-table-cell table:number-columns-repeated="37" table:style-name="Heading_20_2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number-columns-repeated="16316"/>
        </table:table-row>
        <table:table-row table:style-name="ro2" table:number-rows-repeated="5">
          <table:table-cell table:number-columns-repeated="16354"/>
        </table:table-row>
        <table:table-row table:style-name="ro1">
          <table:table-cell table:style-name="Heading" table:formula="of:=[.A1]" office:value-type="string" office:string-value="SUBTRACTION" calcext:value-type="string" table:number-columns-spanned="38" table:number-rows-spanned="1">
            <text:p>SUBTRACTION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Heading_20_2" table:formula="of:=[.A2]" office:value-type="string" office:string-value="LINE − COLUMN" calcext:value-type="string" table:number-columns-spanned="38" table:number-rows-spanned="1">
            <text:p>LINE − COLUMN</text:p>
          </table:table-cell>
          <table:covered-table-cell table:number-columns-repeated="37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10MiddleColumn" office:value-type="string" calcext:value-type="string">
            <text:p>−33 ₁₀</text:p>
          </table:table-cell>
          <table:table-cell table:style-name="Base06" office:value-type="string" calcext:value-type="string">
            <text:p>−53 ₆</text:p>
          </table:table-cell>
          <table:table-cell table:style-name="Base10GreyBackgroundMiddleColumn" office:value-type="string" calcext:value-type="string">
            <text:p>−34 ₁₀</text:p>
          </table:table-cell>
          <table:table-cell table:style-name="Base06GreyBackground" office:value-type="string" calcext:value-type="string">
            <text:p>−54 ₆</text:p>
          </table:table-cell>
          <table:table-cell table:style-name="Base10MiddleColumn" office:value-type="string" calcext:value-type="string">
            <text:p>−35 ₁₀</text:p>
          </table:table-cell>
          <table:table-cell table:style-name="Base06" office:value-type="string" calcext:value-type="string">
            <text:p>−5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10MiddleColumn" office:value-type="string" calcext:value-type="string">
            <text:p>−33 ₁₀</text:p>
          </table:table-cell>
          <table:table-cell table:style-name="Base06" office:value-type="string" calcext:value-type="string">
            <text:p>−53 ₆</text:p>
          </table:table-cell>
          <table:table-cell table:style-name="Base10GreyBackgroundMiddleColumn" office:value-type="string" calcext:value-type="string">
            <text:p>−34 ₁₀</text:p>
          </table:table-cell>
          <table:table-cell table:style-name="Base06GreyBackground" office:value-type="string" calcext:value-type="string">
            <text:p>−5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style-name="Base10MiddleColumn" office:value-type="string" calcext:value-type="string">
            <text:p>−33 ₁₀</text:p>
          </table:table-cell>
          <table:table-cell table:style-name="Base06" office:value-type="string" calcext:value-type="string">
            <text:p>−5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style-name="Base10GreyBackgroundMiddleColumn" office:value-type="string" calcext:value-type="string">
            <text:p>−32 ₁₀</text:p>
          </table:table-cell>
          <table:table-cell table:style-name="Base06GreyBackground" office:value-type="string" calcext:value-type="string">
            <text:p>−5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style-name="Base10MiddleColumn" office:value-type="string" calcext:value-type="string">
            <text:p>−31 ₁₀</text:p>
          </table:table-cell>
          <table:table-cell table:style-name="Base06" office:value-type="string" calcext:value-type="string">
            <text:p>−5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style-name="Base10GreyBackgroundMiddleColumn" office:value-type="string" calcext:value-type="string">
            <text:p>−30 ₁₀</text:p>
          </table:table-cell>
          <table:table-cell table:style-name="Base06GreyBackground" office:value-type="string" calcext:value-type="string">
            <text:p>−5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style-name="Base10MiddleColumn" office:value-type="string" calcext:value-type="string">
            <text:p>−29 ₁₀</text:p>
          </table:table-cell>
          <table:table-cell table:style-name="Base06" office:value-type="string" calcext:value-type="string">
            <text:p>−4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style-name="Base10GreyBackgroundMiddleColumn" office:value-type="string" calcext:value-type="string">
            <text:p>−28 ₁₀</text:p>
          </table:table-cell>
          <table:table-cell table:style-name="Base06GreyBackground" office:value-type="string" calcext:value-type="string">
            <text:p>−4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style-name="Base10MiddleColumn" office:value-type="string" calcext:value-type="string">
            <text:p>−27 ₁₀</text:p>
          </table:table-cell>
          <table:table-cell table:style-name="Base06" office:value-type="string" calcext:value-type="string">
            <text:p>−4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style-name="Base10GreyBackgroundMiddleColumn" office:value-type="string" calcext:value-type="string">
            <text:p>−26 ₁₀</text:p>
          </table:table-cell>
          <table:table-cell table:style-name="Base06GreyBackground" office:value-type="string" calcext:value-type="string">
            <text:p>−4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style-name="Base10MiddleColumn" office:value-type="string" calcext:value-type="string">
            <text:p>−25 ₁₀</text:p>
          </table:table-cell>
          <table:table-cell table:style-name="Base06" office:value-type="string" calcext:value-type="string">
            <text:p>−4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style-name="Base10GreyBackgroundMiddleColumn" office:value-type="string" calcext:value-type="string">
            <text:p>−24 ₁₀</text:p>
          </table:table-cell>
          <table:table-cell table:style-name="Base06GreyBackground" office:value-type="string" calcext:value-type="string">
            <text:p>−4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style-name="Base10MiddleColumn" office:value-type="string" calcext:value-type="string">
            <text:p>−23 ₁₀</text:p>
          </table:table-cell>
          <table:table-cell table:style-name="Base06" office:value-type="string" calcext:value-type="string">
            <text:p>−3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style-name="Base10GreyBackgroundMiddleColumn" office:value-type="string" calcext:value-type="string">
            <text:p>−22 ₁₀</text:p>
          </table:table-cell>
          <table:table-cell table:style-name="Base06GreyBackground" office:value-type="string" calcext:value-type="string">
            <text:p>−3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style-name="Base10MiddleColumn" office:value-type="string" calcext:value-type="string">
            <text:p>−21 ₁₀</text:p>
          </table:table-cell>
          <table:table-cell table:style-name="Base06" office:value-type="string" calcext:value-type="string">
            <text:p>−3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style-name="Base10GreyBackgroundMiddleColumn" office:value-type="string" calcext:value-type="string">
            <text:p>−20 ₁₀</text:p>
          </table:table-cell>
          <table:table-cell table:style-name="Base06GreyBackground" office:value-type="string" calcext:value-type="string">
            <text:p>−3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style-name="Base10MiddleColumn" office:value-type="string" calcext:value-type="string">
            <text:p>−19 ₁₀</text:p>
          </table:table-cell>
          <table:table-cell table:style-name="Base06" office:value-type="string" calcext:value-type="string">
            <text:p>−3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style-name="Base10GreyBackgroundMiddleColumn" office:value-type="string" calcext:value-type="string">
            <text:p>−18 ₁₀</text:p>
          </table:table-cell>
          <table:table-cell table:style-name="Base06GreyBackground" office:value-type="string" calcext:value-type="string">
            <text:p>−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style-name="Base10MiddleColumn" office:value-type="string" calcext:value-type="string">
            <text:p>−17 ₁₀</text:p>
          </table:table-cell>
          <table:table-cell table:style-name="Base06" office:value-type="string" calcext:value-type="string">
            <text:p>−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style-name="Base10GreyBackgroundMiddleColumn" office:value-type="string" calcext:value-type="string">
            <text:p>−16 ₁₀</text:p>
          </table:table-cell>
          <table:table-cell table:style-name="Base06GreyBackground" office:value-type="string" calcext:value-type="string">
            <text:p>−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style-name="Base10MiddleColumn" office:value-type="string" calcext:value-type="string">
            <text:p>−15 ₁₀</text:p>
          </table:table-cell>
          <table:table-cell table:style-name="Base06" office:value-type="string" calcext:value-type="string">
            <text:p>−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style-name="Base10GreyBackgroundMiddleColumn" office:value-type="string" calcext:value-type="string">
            <text:p>−14 ₁₀</text:p>
          </table:table-cell>
          <table:table-cell table:style-name="Base06GreyBackground" office:value-type="string" calcext:value-type="string">
            <text:p>−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style-name="Base10MiddleColumn" office:value-type="string" calcext:value-type="string">
            <text:p>−13 ₁₀</text:p>
          </table:table-cell>
          <table:table-cell table:style-name="Base06" office:value-type="string" calcext:value-type="string">
            <text:p>−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style-name="Base10GreyBackgroundMiddleColumn" office:value-type="string" calcext:value-type="string">
            <text:p>−12 ₁₀</text:p>
          </table:table-cell>
          <table:table-cell table:style-name="Base06GreyBackground" office:value-type="string" calcext:value-type="string">
            <text:p>−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style-name="Base10MiddleColumn" office:value-type="string" calcext:value-type="string">
            <text:p>−11 ₁₀</text:p>
          </table:table-cell>
          <table:table-cell table:style-name="Base06" office:value-type="string" calcext:value-type="string">
            <text:p>−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style-name="Base10GreyBackgroundMiddleColumn" office:value-type="string" calcext:value-type="string">
            <text:p>−10 ₁₀</text:p>
          </table:table-cell>
          <table:table-cell table:style-name="Base06GreyBackground" office:value-type="string" calcext:value-type="string">
            <text:p>−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style-name="Base10MiddleColumn" office:value-type="string" calcext:value-type="string">
            <text:p>−9 ₁₀</text:p>
          </table:table-cell>
          <table:table-cell table:style-name="Base06" office:value-type="string" calcext:value-type="string">
            <text:p>−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style-name="Base10GreyBackgroundMiddleColumn" office:value-type="string" calcext:value-type="string">
            <text:p>−8 ₁₀</text:p>
          </table:table-cell>
          <table:table-cell table:style-name="Base06GreyBackground" office:value-type="string" calcext:value-type="string">
            <text:p>−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style-name="Base10MiddleColumn" office:value-type="string" calcext:value-type="string">
            <text:p>−7 ₁₀</text:p>
          </table:table-cell>
          <table:table-cell table:style-name="Base06" office:value-type="string" calcext:value-type="string">
            <text:p>−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style-name="Base10GreyBackgroundMiddleColumn" office:value-type="string" calcext:value-type="string">
            <text:p>−6 ₁₀</text:p>
          </table:table-cell>
          <table:table-cell table:style-name="Base06GreyBackground" office:value-type="string" calcext:value-type="string">
            <text:p>−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style-name="Base10MiddleColumn" office:value-type="string" calcext:value-type="string">
            <text:p>−5 ₁₀</text:p>
          </table:table-cell>
          <table:table-cell table:style-name="Base06" office:value-type="string" calcext:value-type="string">
            <text:p>−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style-name="Base10GreyBackgroundMiddleColumn" office:value-type="string" calcext:value-type="string">
            <text:p>−4 ₁₀</text:p>
          </table:table-cell>
          <table:table-cell table:style-name="Base06GreyBackground" office:value-type="string" calcext:value-type="string">
            <text:p>−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style-name="Base10MiddleColumn" office:value-type="string" calcext:value-type="string">
            <text:p>−3 ₁₀</text:p>
          </table:table-cell>
          <table:table-cell table:style-name="Base06" office:value-type="string" calcext:value-type="string">
            <text:p>−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style-name="Base10GreyBackgroundMiddleColumn" office:value-type="string" calcext:value-type="string">
            <text:p>−2 ₁₀</text:p>
          </table:table-cell>
          <table:table-cell table:style-name="Base06GreyBackground" office:value-type="string" calcext:value-type="string">
            <text:p>−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style-name="Base10MiddleColumn" office:value-type="string" calcext:value-type="string">
            <text:p>−1 ₁₀</text:p>
          </table:table-cell>
          <table:table-cell table:style-name="Base06" office:value-type="string" calcext:value-type="string">
            <text:p>−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 ₁₀</text:p>
          </table:table-cell>
          <table:table-cell table:style-name="Base06GreyBackground" office:value-type="string" calcext:value-type="string">
            <text:p>0 ₆</text:p>
          </table:table-cell>
          <table:table-cell table:number-columns-repeated="16316"/>
        </table:table-row>
        <table:table-row table:style-name="ro2" table:number-rows-repeated="1048399">
          <table:table-cell table:number-columns-repeated="16354"/>
        </table:table-row>
        <table:table-row table:style-name="ro3" table:number-rows-repeated="87">
          <table:table-cell table:number-columns-repeated="16354"/>
        </table:table-row>
        <table:table-row table:style-name="ro3">
          <table:table-cell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0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03T17:59:41.474401757</dc:date>
    <meta:editing-duration>PT3H3M49S</meta:editing-duration>
    <meta:editing-cycles>46</meta:editing-cycles>
    <meta:generator>LibreOffice/7.4.3.2$Linux_X86_64 LibreOffice_project/40$Build-2</meta:generator>
    <meta:document-statistic meta:table-count="2" meta:cell-count="4182" meta:object-count="0"/>
  </office:meta>
</office:document-meta>
</file>